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Text_20_body" style:list-style-name="L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cm" svg:height="0.87cm" draw:z-index="0"><draw:image xlink:href="../../odt_eng/images/0173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2-D table from file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vectorized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2"><draw:frame draw:style-name="fr2" draw:name="Графический объект2" text:anchor-type="as-char" svg:width="1.769cm" svg:height="1.139cm" draw:z-index="0"><draw:image xlink:href="../../odt_eng/images/0173_in_scheme.png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executes 2-D interpolation of input arguments as per a specified table.</text:p>
            <text:p text:style-name="P4">First input of the unit – argument value as per table lines.</text:p>
            <text:p text:style-name="P4">Second input of the unit – argument value as per table columns.</text:p>
            <text:p text:style-name="P4">The table has the following format:</text:p>
            <text:p text:style-name="P4"><text:s text:c="3"/>&lt;argument values as per columns&gt;</text:p>
            <text:p text:style-name="P4"><text:s text:c="3"/>&lt;argument as per line 1&gt; <text:s/>&lt;function values&gt;</text:p>
            <text:p text:style-name="P4"><text:s text:c="3"/>&lt;argument as per line 2&gt; <text:s/>&lt;function values&gt;</text:p>
            <text:p text:style-name="P4"><text:s text:c="3"/>….</text:p>
            <text:p text:style-name="P4"><text:s text:c="3"/>&lt;argument as per line N&gt; <text:s/>&lt;function values&gt;</text:p>
            <text:p text:style-name="Text_20_body"><text:span text:style-name="Основной_20_шрифт_20_абзаца"><text:span text:style-name="T3">Example</text:span></text:span><text:span text:style-name="Основной_20_шрифт_20_абзаца"><text:span text:style-name="T1">:</text:span></text:span></text:p>
            <text:p text:style-name="P4"><text:s text:c="7"/>1 <text:s text:c="6"/>2 <text:s text:c="5"/>3</text:p>
            <text:p text:style-name="P4"><text:s text:c="7"/>1 <text:s text:c="3"/>0.1 <text:s text:c="2"/>0.2 <text:s text:c="2"/>0.3</text:p>
            <text:p text:style-name="P4"><text:s text:c="7"/>2 <text:s text:c="3"/>0.6 <text:s text:c="2"/>0.8 <text:s text:c="2"/>0.9</text:p>
            <text:p text:style-name="Text_20_body"><text:span text:style-name="Основной_20_шрифт_20_абзаца"><text:span text:style-name="T3">Property</text:span></text:span><text:span text:style-name="Основной_20_шрифт_20_абзаца"><text:span text:style-name="T1">:</text:span></text:span></text:p>
            <text:list xml:id="list4952626032927720534" text:style-name="L1">
              <text:list-item>
                <text:p text:style-name="P6">Name of file with table – relative path to the table file.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Двумерная таблица из файла</dc:title>
    <meta:creation-date>2012-04-23T04:57:00Z</meta:creation-date>
    <dc:date>2012-04-25T10:15:16.97</dc:date>
    <meta:editing-cycles>6</meta:editing-cycles>
    <meta:editing-duration>PT6H50M26S</meta:editing-duration>
    <meta:document-statistic meta:table-count="1" meta:image-count="2" meta:object-count="0" meta:page-count="1" meta:paragraph-count="21" meta:word-count="108" meta:character-count="624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73.odt/Normal.dotm"/>
  </office:meta>
</office:document-meta>
</file>